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</office:event-listeners>
  </office:scripts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6" style:family="table">
      <style:table-properties style:width="17.009cm" fo:margin-left="0cm" fo:margin-right="-0.009cm" table:align="margins" style:writing-mode="lr-tb"/>
    </style:style>
    <style:style style:name="Tableau6.A" style:family="table-column">
      <style:table-column-properties style:column-width="1.005cm" style:rel-column-width="3873*"/>
    </style:style>
    <style:style style:name="Tableau6.B" style:family="table-column">
      <style:table-column-properties style:column-width="16.004cm" style:rel-column-width="61662*"/>
    </style:style>
    <style:style style:name="Tableau6.1" style:family="table-row">
      <style:table-row-properties style:min-row-height="1.455cm"/>
    </style:style>
    <style:style style:name="Tableau6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 style:writing-mode="lr-tb"/>
    </style:style>
    <style:style style:name="Tableau1.A" style:family="table-column">
      <style:table-column-properties style:column-width="0.953cm" style:rel-column-width="3669*"/>
    </style:style>
    <style:style style:name="Tableau1.B" style:family="table-column">
      <style:table-column-properties style:column-width="16.06cm" style:rel-column-width="61866*"/>
    </style:style>
    <style:style style:name="Tableau1.A1" style:family="table-cell">
      <style:table-cell-properties fo:padding="0cm" fo:border="none"/>
    </style:style>
    <style:style style:name="Tableau1.2" style:family="table-row">
      <style:table-row-properties style:min-row-height="0.259cm"/>
    </style:style>
    <style:style style:name="Tableau7" style:family="table">
      <style:table-properties style:width="17.013cm" fo:margin-left="0cm" fo:margin-right="-0.012cm" table:align="margins" style:writing-mode="lr-tb"/>
    </style:style>
    <style:style style:name="Tableau7.A" style:family="table-column">
      <style:table-column-properties style:column-width="1.482cm" style:rel-column-width="5707*"/>
    </style:style>
    <style:style style:name="Tableau7.B" style:family="table-column">
      <style:table-column-properties style:column-width="0.926cm" style:rel-column-width="3567*"/>
    </style:style>
    <style:style style:name="Tableau7.C" style:family="table-column">
      <style:table-column-properties style:column-width="14.605cm" style:rel-column-width="56261*"/>
    </style:style>
    <style:style style:name="Tableau7.A1" style:family="table-cell">
      <style:table-cell-properties fo:padding="0cm" fo:border="none"/>
    </style:style>
    <style:style style:name="Tableau7.2" style:family="table-row">
      <style:table-row-properties style:min-row-height="0.259cm"/>
    </style:style>
    <style:style style:name="Tableau7.3" style:family="table-row">
      <style:table-row-properties style:min-row-height="0.714cm"/>
    </style:style>
    <style:style style:name="Tableau4" style:family="table">
      <style:table-properties style:width="17.02cm" fo:margin-left="-0.019cm" fo:margin-right="0cm" table:align="margins" style:may-break-between-rows="false" style:writing-mode="lr-tb"/>
    </style:style>
    <style:style style:name="Tableau4.A" style:family="table-column">
      <style:table-column-properties style:column-width="17.02cm" style:rel-column-width="65535*"/>
    </style:style>
    <style:style style:name="Tableau4.1" style:family="table-row">
      <style:table-row-properties style:min-row-height="0.582cm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5" style:family="table">
      <style:table-properties style:width="16.99cm" fo:margin-left="0.03cm" fo:margin-right="0cm" fo:break-before="auto" fo:break-after="auto" table:align="margins" style:may-break-between-rows="false" style:writing-mode="lr-tb"/>
    </style:style>
    <style:style style:name="Tableau5.A" style:family="table-column">
      <style:table-column-properties style:column-width="16.99cm" style:rel-column-width="65535*"/>
    </style:style>
    <style:style style:name="Tableau5.A1" style:family="table-cell">
      <style:table-cell-properties fo:padding="0.097cm" fo:border="0.002cm solid #000000"/>
    </style:style>
    <style:style style:name="Tableau2" style:family="table">
      <style:table-properties style:width="17.011cm" fo:margin-left="0cm" fo:margin-right="-0.011cm" table:align="margins" style:writing-mode="lr-tb"/>
    </style:style>
    <style:style style:name="Tableau2.A" style:family="table-column">
      <style:table-column-properties style:column-width="8.505cm" style:rel-column-width="32767*"/>
    </style:style>
    <style:style style:name="Tableau2.B" style:family="table-column">
      <style:table-column-properties style:column-width="8.505cm" style:rel-column-width="32768*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fo:padding="0.097cm" fo:border="none"/>
    </style:style>
    <style:style style:name="Tableau2.2" style:family="table-row">
      <style:table-row-properties style:min-row-height="0.423cm"/>
    </style:style>
    <style:style style:name="Tableau3" style:family="table">
      <style:table-properties style:width="17.011cm" fo:margin-left="0cm" fo:margin-right="-0.011cm" table:align="margins" style:writing-mode="lr-tb"/>
    </style:style>
    <style:style style:name="Tableau3.A" style:family="table-column">
      <style:table-column-properties style:column-width="8.505cm" style:rel-column-width="32767*"/>
    </style:style>
    <style:style style:name="Tableau3.B" style:family="table-column">
      <style:table-column-properties style:column-width="8.505cm" style:rel-column-width="32768*"/>
    </style:style>
    <style:style style:name="Tableau3.1" style:family="table-row">
      <style:table-row-properties style:min-row-height="0.635cm"/>
    </style:style>
    <style:style style:name="Tableau3.A1" style:family="table-cell">
      <style:table-cell-properties fo:padding="0.097cm" fo:border="none"/>
    </style:style>
    <style:style style:name="Tableau3.2" style:family="table-row">
      <style:table-row-properties style:min-row-height="0.794cm"/>
    </style:style>
    <style:style style:name="Tableau3.3" style:family="table-row">
      <style:table-row-properties style:min-row-height="0.37cm"/>
    </style:style>
    <style:style style:name="P1" style:family="paragraph" style:parent-style-name="Text_20_body">
      <style:text-properties style:font-name="Arial3" fo:font-size="12pt" style:text-underline-style="solid" style:text-underline-width="auto" style:text-underline-color="font-color" fo:font-weight="bold"/>
    </style:style>
    <style:style style:name="P2" style:family="paragraph" style:parent-style-name="Text_20_body">
      <style:paragraph-properties fo:text-align="center" style:justify-single-word="false"/>
      <style:text-properties style:font-name="Arial3" fo:font-size="12pt" style:text-underline-style="solid" style:text-underline-width="auto" style:text-underline-color="font-color" fo:font-weight="bold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style:font-name="Arial3" fo:font-size="12pt"/>
    </style:style>
    <style:style style:name="P4" style:family="paragraph" style:parent-style-name="Text_20_body">
      <style:paragraph-properties fo:text-align="center" style:justify-single-word="false"/>
      <style:text-properties fo:font-size="12pt" fo:language="fr" fo:country="BE"/>
    </style:style>
    <style:style style:name="P5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ext_20_body">
      <style:text-properties style:font-name="Verdana1" fo:font-size="10pt" style:font-size-asian="10pt" style:font-size-complex="10pt"/>
    </style:style>
    <style:style style:name="P7" style:family="paragraph" style:parent-style-name="Text_20_body">
      <style:paragraph-properties fo:text-align="start" style:justify-single-word="false"/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font-name="Verdana1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Text_20_body">
      <style:paragraph-properties fo:text-align="justify" style:justify-single-word="false"/>
      <style:text-properties style:font-name="Verdana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Text_20_body">
      <style:paragraph-properties fo:text-align="center" style:justify-single-word="false"/>
      <style:text-properties style:font-name="Verdana1" fo:font-size="10pt" fo:font-style="italic" fo:font-weight="bold" style:font-size-asian="10pt" style:font-weight-asian="bold" style:font-size-complex="10pt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Verdana1" fo:font-size="18pt" style:text-underline-style="solid" style:text-underline-type="double" style:text-underline-width="auto" style:text-underline-color="font-color" fo:font-weight="bold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Verdana1" fo:font-size="12pt" style:font-size-asian="12pt" style:font-size-complex="12pt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Text_20_body">
      <style:text-properties style:text-underline-style="none" fo:font-weight="normal" style:font-weight-asian="normal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size="10pt" style:font-size-asian="10pt" style:font-size-complex="10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9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20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style:font-name="Arial" fo:font-size="6pt" fo:font-weight="bold" style:font-size-asian="6pt" style:font-weight-asian="bold" style:font-size-complex="6pt" style:font-weight-complex="bold"/>
    </style:style>
    <style:style style:name="P21" style:family="paragraph" style:parent-style-name="Text_20_body">
      <style:paragraph-properties fo:text-align="center" style:justify-single-word="false" fo:background-color="#c0c0c0" style:border-line-width="0.035cm 0.035cm 0.035cm" fo:padding="0cm" fo:border="0.105cm double #000000" style:shadow="none">
        <style:background-image/>
      </style:paragraph-properties>
      <style:text-properties fo:color="#000000" style:font-name="Verdana1" fo:font-size="12pt" style:font-size-asian="12pt" style:font-size-complex="12pt"/>
    </style:style>
    <style:style style:name="P22" style:family="paragraph" style:parent-style-name="Text_20_body" style:master-page-name="">
      <style:paragraph-properties fo:text-align="center" style:justify-single-word="false" style:page-number="auto" fo:background-color="#c0c0c0" style:border-line-width="0.035cm 0.035cm 0.035cm" fo:padding="0cm" fo:border="0.105cm double #000000" style:shadow="none">
        <style:background-image/>
      </style:paragraph-properties>
    </style:style>
    <style:style style:name="P23" style:family="paragraph" style:parent-style-name="Text_20_body" style:master-page-name="">
      <style:paragraph-properties fo:text-align="center" style:justify-single-word="false" style:page-number="auto" fo:break-before="page" fo:background-color="#c0c0c0" style:border-line-width="0.035cm 0.035cm 0.035cm" fo:padding="0cm" fo:border="0.105cm double #000000" style:shadow="none">
        <style:background-image/>
      </style:paragraph-properties>
    </style:style>
    <style:style style:name="P24" style:family="paragraph" style:parent-style-name="Standard">
      <style:text-properties fo:text-transform="uppercase"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6" style:family="paragraph" style:parent-style-name="Table_20_Contents"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Text_20_body">
      <style:paragraph-properties fo:text-align="center" style:justify-single-word="false" fo:padding="0.049cm" fo:border="0.018cm solid #000000" style:shadow="none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Text_20_body">
      <style:paragraph-properties fo:text-align="start" style:justify-single-word="false" fo:orphans="2" fo:widows="2" style:writing-mode="lr-tb">
        <style:tab-stops/>
      </style:paragraph-properties>
    </style:style>
    <style:style style:name="P33" style:family="paragraph" style:parent-style-name="standard4">
      <style:text-properties fo:font-style="normal" style:font-style-asian="normal" style:font-style-complex="normal"/>
    </style:style>
    <style:style style:name="P34" style:family="paragraph" style:parent-style-name="standard4">
      <style:paragraph-properties fo:text-align="end" style:justify-single-word="false"/>
      <style:text-properties fo:font-style="normal" style:font-style-asian="normal" style:font-style-complex="normal"/>
    </style:style>
    <style:style style:name="P35" style:family="paragraph" style:parent-style-name="standard4">
      <style:paragraph-properties fo:text-align="center" style:justify-single-word="false"/>
      <style:text-properties fo:font-style="normal" style:font-style-asian="normal" style:font-style-complex="normal"/>
    </style:style>
    <style:style style:name="P36" style:family="paragraph" style:parent-style-name="standard4">
      <style:paragraph-properties fo:margin-left="0cm" fo:margin-right="0cm" fo:text-align="center" style:justify-single-word="false" fo:orphans="2" fo:widows="2" fo:text-indent="0cm" style:auto-text-indent="false" fo:background-color="transparent" style:writing-mode="lr-tb">
        <style:tab-stops/>
        <style:background-image/>
      </style:paragraph-properties>
    </style:style>
    <style:style style:name="P37" style:family="paragraph" style:parent-style-name="Table_20_Contents" style:master-page-name="annexe">
      <style:paragraph-properties style:page-number="auto"/>
    </style:style>
    <style:style style:name="P38" style:family="paragraph" style:parent-style-name="standard4">
      <style:paragraph-properties fo:text-align="center" style:justify-single-word="false"/>
      <style:text-properties fo:font-style="normal" style:font-style-asian="normal" style:font-style-complex="normal"/>
    </style:style>
    <style:style style:name="P39" style:family="paragraph" style:parent-style-name="Text_20_body" style:list-style-name="L1"/>
    <style:style style:name="P4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Verdana1" fo:font-size="10pt" fo:language="fr" fo:country="BE" style:font-name-asian="Lucida Console" style:font-size-asian="10pt" style:font-name-complex="Lucida Console" style:font-size-complex="10pt"/>
    </style:style>
    <style:style style:name="T8" style:family="text">
      <style:text-properties style:font-name="Verdana1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style:font-name="Verdana1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0000"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T11" style:family="text">
      <style:text-properties fo:color="#000000" style:font-name="Verdana1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size="10pt" style:text-underline-style="none" style:font-size-asian="10pt" style:font-size-complex="10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use-window-font-color="true" style:font-name="Verdana" fo:font-size="10pt" fo:language="fr" fo:country="FR" style:text-underline-style="none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18" style:family="text">
      <style:text-properties style:use-window-font-color="true" style:font-name="Verdana" fo:font-size="10pt" fo:language="fr" fo:country="FR" fo:font-style="normal" style:text-underline-style="none" style:font-name-asian="Times New Roman" style:font-size-asian="12pt" style:font-style-asian="normal" style:font-name-complex="Times New Roman" style:font-size-complex="10pt" style:font-style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>
        <text:changed-region xml:id="ct418324064" text:id="ct418324064">
          <text:insertion>
            <office:change-info>
              <dc:creator>Auteur inconnu</dc:creator>
              <dc:date>2017-04-26T10:40:00</dc:date>
            </office:change-info>
          </text:insertion>
        </text:changed-region>
        <text:changed-region xml:id="ct418323960" text:id="ct418323960">
          <text:insertion>
            <office:change-info>
              <dc:creator>Auteur inconnu</dc:creator>
              <dc:date>2016-12-01T10:56:00</dc:date>
            </office:change-info>
          </text:insertion>
        </text:changed-region>
        <text:changed-region xml:id="ct418323856" text:id="ct418323856">
          <text:insertion>
            <office:change-info>
              <dc:creator>Auteur inconnu</dc:creator>
              <dc:date>2017-03-14T11:09:00</dc:date>
            </office:change-info>
          </text:insertion>
        </text:changed-region>
        <text:changed-region xml:id="ct418323752" text:id="ct418323752">
          <text:insertion>
            <office:change-info>
              <dc:creator>Auteur inconnu</dc:creator>
              <dc:date>2017-07-13T18:07:00</dc:date>
            </office:change-info>
          </text:insertion>
        </text:changed-region>
        <text:changed-region xml:id="ct418323648" text:id="ct418323648">
          <text:insertion>
            <office:change-info>
              <dc:creator>Auteur inconnu</dc:creator>
              <dc:date>2016-12-01T12:08:00</dc:date>
            </office:change-info>
          </text:insertion>
        </text:changed-region>
        <text:changed-region xml:id="ct418323544" text:id="ct418323544">
          <text:insertion>
            <office:change-info>
              <dc:creator>Auteur inconnu</dc:creator>
              <dc:date>2016-12-01T12:10:00</dc:date>
            </office:change-info>
          </text:insertion>
        </text:changed-region>
        <text:changed-region xml:id="ct418323440" text:id="ct418323440">
          <text:insertion>
            <office:change-info>
              <dc:creator>Auteur inconnu</dc:creator>
              <dc:date>2017-07-13T18:08:00</dc:date>
            </office:change-info>
          </text:insertion>
        </text:changed-region>
        <text:changed-region xml:id="ct418323336" text:id="ct418323336">
          <text:insertion>
            <office:change-info>
              <dc:creator>Auteur inconnu</dc:creator>
              <dc:date>2017-03-14T11:10:00</dc:date>
            </office:change-info>
          </text:insertion>
        </text:changed-region>
        <text:changed-region xml:id="ct418323232" text:id="ct418323232">
          <text:insertion>
            <office:change-info>
              <dc:creator>Auteur inconnu</dc:creator>
              <dc:date>2017-04-26T10:07:00</dc:date>
            </office:change-info>
          </text:insertion>
        </text:changed-region>
        <text:changed-region xml:id="ct418323024" text:id="ct418323024">
          <text:insertion>
            <office:change-info>
              <dc:creator>inconnu</dc:creator>
              <dc:date>2009-02-11T16:17:00</dc:date>
            </office:change-info>
          </text:insertion>
        </text:changed-region>
        <text:changed-region xml:id="ct418322816" text:id="ct418322816">
          <text:insertion>
            <office:change-info>
              <dc:creator>inconnu</dc:creator>
              <dc:date>2010-03-23T12:37:00</dc:date>
            </office:change-info>
          </text:insertion>
        </text:changed-region>
        <text:changed-region xml:id="ct418322712" text:id="ct418322712">
          <text:insertion>
            <office:change-info>
              <dc:creator>inconnu</dc:creator>
              <dc:date>2008-06-10T09:51:00</dc:date>
            </office:change-info>
          </text:insertion>
        </text:changed-region>
        <text:changed-region xml:id="ct418322608" text:id="ct418322608">
          <text:insertion>
            <office:change-info>
              <dc:creator>Auteur inconnu</dc:creator>
              <dc:date>2016-12-01T15:00:00</dc:date>
            </office:change-info>
          </text:insertion>
        </text:changed-region>
        <text:changed-region xml:id="ct418322504" text:id="ct418322504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418322400" text:id="ct418322400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418322296" text:id="ct418322296">
          <text:insertion>
            <office:change-info>
              <dc:creator>Auteur inconnu</dc:creator>
              <dc:date>2016-12-01T15:01:00</dc:date>
            </office:change-info>
          </text:insertion>
        </text:changed-region>
        <text:changed-region xml:id="ct418323128" text:id="ct418323128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418322920" text:id="ct418322920">
          <text:insertion>
            <office:change-info>
              <dc:creator>Auteur inconnu</dc:creator>
              <dc:date>2017-03-14T11:29:00</dc:date>
            </office:change-info>
          </text:insertion>
        </text:changed-region>
        <text:changed-region xml:id="ct418322192" text:id="ct418322192">
          <text:insertion>
            <office:change-info>
              <dc:creator>Auteur inconnu</dc:creator>
              <dc:date>2017-03-14T11:30:00</dc:date>
            </office:change-info>
          </text:insertion>
        </text:changed-region>
        <text:changed-region xml:id="ct418322088" text:id="ct418322088">
          <text:insertion>
            <office:change-info>
              <dc:creator>Auteur inconnu</dc:creator>
              <dc:date>2017-03-14T11:36:00</dc:date>
            </office:change-info>
          </text:insertion>
        </text:changed-region>
        <text:changed-region xml:id="ct418321984" text:id="ct418321984">
          <text:insertion>
            <office:change-info>
              <dc:creator>Auteur inconnu</dc:creator>
              <dc:date>2017-03-14T11:31:00</dc:date>
            </office:change-info>
          </text:insertion>
        </text:changed-region>
        <text:changed-region xml:id="ct418321880" text:id="ct418321880">
          <text:insertion>
            <office:change-info>
              <dc:creator>Auteur inconnu</dc:creator>
              <dc:date>2017-03-14T11:36:00</dc:date>
            </office:change-info>
          </text:insertion>
        </text:changed-region>
        <text:changed-region xml:id="ct418321776" text:id="ct418321776">
          <text:insertion>
            <office:change-info>
              <dc:creator>Auteur inconnu</dc:creator>
              <dc:date>2017-03-14T11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21"><text:span text:style-name="T1">SEANCE DU COLLEGE COMMUNAL DU </text:span><text:change-start text:change-id="ct418324064"/><text:span text:style-name="T1">self.adapted().getDisplayableName(withHour=False)</text:span><text:change-end text:change-id="ct418324064"/><text:span text:style-name="T1"> </text:span></text:p>
      <text:p text:style-name="P20"/>
      <text:p text:style-name="P1"/>
      <text:p text:style-name="P12">PROCES-VERBAL</text:p>
      <text:p text:style-name="P7"/>
      <text:p text:style-name="P7"><text:span text:style-name="T3">Lieux de réunion</text:span> : <text:change-start text:change-id="ct418323960"/>self.getPlace()<text:change-end text:change-id="ct418323960"/></text:p>
      <text:p text:style-name="P8">Ouverture de la séance<text:span text:style-name="T4"> :</text:span></text:p>
      <text:p text:style-name="P7">La présidence de la séance est assurée par le <text:change-start text:change-id="ct418323856"/>self.adapted().getSignatoriesForPrinting(0,0,True,True)<text:change-end text:change-id="ct418323856"/>.</text:p>
      <text:p text:style-name="P32">La séance est ouverte à <text:change-start text:change-id="ct418323752"/><text:span text:style-name="T17">self.toLocalizedTime(self.getStartDate(),time_only=1)</text:span><text:change-end text:change-id="ct418323752"/><text:span text:style-name="T17">.</text:span></text:p>
      <text:p text:style-name="P8">Sont présents<text:span text:style-name="T4"> :</text:span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6">MM.</text:p>
          </table:table-cell>
          <table:table-cell table:style-name="Tableau6.A1" office:value-type="string">
            <text:p text:style-name="standard2">A<office:annotation><dc:creator>Auteur inconnu</dc:creator><dc:date>2010-11-05T11:34:17.34</dc:date><text:p><text:span text:style-name="T20">do text if not self.getAssembly()</text:span></text:p><text:p>from xhtml(self.adapted().getStrikedAssembly(True,False),stylesMapping={'p':'standard2'})</text:p></office:annotation>ssembly</text:p>
            <text:p text:style-name="standard2">A<office:annotation><dc:creator>Auteur inconnu</dc:creator><dc:date>2010-11-06T14:26:04.34</dc:date><text:p><text:span text:style-name="T20">do text if self.getAssembly()</text:span></text:p><text:p>from xhtml(self.getAssembly(),stylesMapping={'p':'standard2'})</text:p></office:annotation>ssembly 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25">Sont <text:change-start text:change-id="ct418323648"/><office:annotation><dc:creator>Auteur inconnu</dc:creator><dc:date>2016-12-01T12:08:50.34</dc:date><text:p><text:span text:style-name="T24">do table if self.adapted().getAbsentsForPrinting()</text:span></text:p></office:annotation><text:change-end text:change-id="ct418323648"/>absent(s)<text:span text:style-name="T4"> :</text:span>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26"/>
          </table:table-cell>
          <table:table-cell table:style-name="Tableau1.A1" office:value-type="string">
            <text:p text:style-name="P26"/>
          </table:table-cell>
        </table:table-row>
        <table:table-row>
          <table:table-cell table:style-name="Tableau1.A1" office:value-type="string">
            <text:p text:style-name="Table_20_Contents">M.M.</text:p>
          </table:table-cell>
          <table:table-cell table:style-name="Tableau1.A1" office:value-type="string">
            <text:p text:style-name="Table_20_Contents"><text:change-start text:change-id="ct418323544"/><office:annotation><dc:creator>Auteur inconnu</dc:creator><dc:date>2016-12-01T12:10:21.34</dc:date><text:p><text:span text:style-name="T20">do text</text:span></text:p><text:p>from xhtml(self.adapted().getAbsentsForPrinting(),stylesMapping={'p':'standard2'})</text:p></office:annotation><text:change-end text:change-id="ct418323544"/></text:p>
          </table:table-cell>
        </table:table-row>
      </table:table>
      <text:p text:style-name="P15"/>
      <text:p text:style-name="P15"><text:span text:style-name="T3">Observations après séance</text:span><text:span text:style-name="T1"> </text:span>:</text:p>
      <text:p text:style-name="P15"><office:annotation><dc:creator>Auteur inconnu</dc:creator><dc:date>2016-12-01T11:18:18.35</dc:date><text:p><text:span text:style-name="T24">do text</text:span></text:p><text:p>from xhtml(self.getPostObservations())</text:p></office:annotation>Observation</text:p>
      <text:p text:style-name="Text_20_body"><text:span text:style-name="T3">Mouvements en cours de séance</text:span><text:span text:style-name="T5"> </text:span><text:span text:style-name="T4">:</text:span></text:p>
      <text:p text:style-name="Text_20_body">Les éventuels mouvements en cours de séance sont mentionnés dans le corps du présent procès-verbal.</text:p>
      <text:p text:style-name="Text_20_body"><text:span text:style-name="T3">Votes</text:span><text:span text:style-name="T5"> </text:span><text:span text:style-name="T4">:</text:span></text:p>
      <text:p text:style-name="Text_20_body">Sauf mention contraire dans le corps du procès-verbal, les décisions qui y sont actées ont été adoptées à l'unanimité.</text:p>
      <text:p text:style-name="Text_20_body"><text:span text:style-name="T3">Fin de séance</text:span><text:span text:style-name="T5"> :</text:span></text:p>
      <text:p text:style-name="Text_20_body">Le président a levé la séance à <text:change-start text:change-id="ct418323440"/><text:span text:style-name="T7">self.toLocalizedTime(self.getEndDate(),time_only=1)</text:span><text:change-end text:change-id="ct418323440"/><text:span text:style-name="T7">.</text:span></text:p>
      <text:p text:style-name="P18"/>
      <text:p text:style-name="Text_20_body"><text:span text:style-name="T3">Procès-verbal</text:span><text:span text:style-name="T5"> </text:span><text:span text:style-name="T4">:</text:span></text:p>
      <text:p text:style-name="Text_20_body">Le procès-verbal est unique ; il comprend deux parties.</text:p>
      <text:p text:style-name="Text_20_body"/>
      <text:p text:style-name="P14">* <text:s text:c="2"/>* <text:s text:c="2"/>*</text:p>
      <text:p text:style-name="P14">*</text:p>
      <text:p text:style-name="P18"/>
      <text:p text:style-name="P31">Adoption du procès-verbal<text:span text:style-name="T4"> :</text:span></text:p>
      <text:p text:style-name="Text_20_body">Le Collège communal, en séance du <text:span text:style-name="T11">…..........</text:span><text:span text:style-name="T9"> </text:span>a été informé par écrit par le <text:change-start text:change-id="ct418323336"/>self.adapted().getSignatoriesForPrinting(1,0,True,True)<text:change-end text:change-id="ct418323336"/> de la finalisation en projet du présent procès-verbal.</text:p>
      <text:p text:style-name="Text_20_body">L'article 38 du Règlement d'ordre intérieur dispose :</text:p>
      <text:list xml:id="list8912580005049095879" text:style-name="L1">
        <text:list-item>
          <text:p text:style-name="P39">que les observations sur le texte en projet sont à formuler lors de la séance suivant celle lors de laquelle cette information est donnée ;</text:p>
        </text:list-item>
        <text:list-item>
          <text:p text:style-name="P39">qu'à défaut d'observation à ce moment, le procès-verbal sera considéré comme adopté.</text:p>
        </text:list-item>
      </text:list>
      <text:p text:style-name="Text_20_body">La séance suivant celle du <text:span text:style-name="T10">…...............</text:span> s'est tenue le …....................</text:p>
      <text:p text:style-name="Text_20_body">Aucune observation n'a alors été formulée sur le texte en projet du procès-verbal.</text:p>
      <text:p text:style-name="Text_20_body">En conséquence, le procès-verbal est considéré comme adopté à cette date ; il sera dès lors transcrit dans le registre officiel prévu à cet effet.</text:p>
      <text:p text:style-name="Text_20_body">La transcription sera revêtue des signatures du Bourgmestre et du Directeur général.</text:p>
      <text:p text:style-name="Text_20_body"/>
      <text:p text:style-name="P13">*     *     *</text:p>
      <text:p text:style-name="P13">*</text:p>
      <text:p text:style-name="P30">TEXTE ADOPTE</text:p>
      <text:p text:style-name="P30">PARTIE I</text:p>
      <text:p text:style-name="P16"/>
      <text:p text:style-name="P16">A établir</text:p>
      <text:p text:style-name="P16"/>
      <text:p text:style-name="P30">FIN PARTIE I</text:p>
      <text:p text:style-name="P5">* <text:s text:c="3"/>* <text:s text:c="3"/>*</text:p>
      <text:p text:style-name="P5">*</text:p>
      <text:p text:style-name="P5"/>
      <text:p text:style-name="P23"/>
      <text:p text:style-name="P21"><text:span text:style-name="T1">SEANCE DU COLLEGE COMMUNAL DU </text:span><text:change-start text:change-id="ct418323232"/><text:span text:style-name="T1">self.adapted().getDisplayableName(withHour=False)</text:span><text:change-end text:change-id="ct418323232"/><text:span text:style-name="T1"> </text:span></text:p>
      <text:p text:style-name="P20"/>
      <text:p text:style-name="P2"/>
      <text:p text:style-name="P30">TEXTE ADOPTE</text:p>
      <text:p text:style-name="P30">PARTIE II</text:p>
      <text:p text:style-name="P5"/>
      <text:p text:style-name="P5">* <text:s text:c="3"/>* <text:s text:c="3"/>*</text:p>
      <text:p text:style-name="P5"/>
      <text:section text:style-name="Sect1" text:name="Section1">
        <text:p text:style-name="P24"><office:annotation><dc:creator>Auteur inconnu</dc:creator><dc:date>2016-12-01T12:33:23.35</dc:date><text:p><text:span text:style-name="T24">do section for item in self.adapted().getPrintableItemsByNumCategory(uids=itemUids,catstoexclude=[],exclude=True,allItems=True)</text:span></text:p></office:annotation><text:change-start text:change-id="ct418323024"/>item[0].Title()[3:]<text:change-end text:change-id="ct418323024"/></text:p>
        <text:section text:style-name="Sect1" text:name="Section2">
          <text:p text:style-name="Standard2"><text:change-start text:change-id="ct418322816"/><text:span text:style-name="T5">p[1]</text:span><text:change-end text:change-id="ct418322816"/><text:span text:style-name="T5">. </text:span><text:change-start text:change-id="ct418322712"/><text:span text:style-name="T3">p[0].Title()</text:span><text:change-end text:change-id="ct418322712"/><text:span text:style-name="T2"><office:annotation><dc:date>2008-06-10T00:00:00.35</dc:date><text:p>do section for p in item[1]</text:p></office:annotation></text:span></text:p>
          <text:p text:style-name="Standard"/>
          <table:table table:name="Tableau7" table:style-name="Tableau7">
            <table:table-column table:style-name="Tableau7.A"/>
            <table:table-column table:style-name="Tableau7.B"/>
            <table:table-column table:style-name="Tableau7.C"/>
            <table:table-row>
              <table:table-cell table:style-name="Tableau7.A1" office:value-type="string">
                <text:p text:style-name="P25"/>
              </table:table-cell>
              <table:table-cell table:style-name="Tableau7.A1" table:number-columns-spanned="2" office:value-type="string">
                <text:p text:style-name="P25"><text:span text:style-name="T16"><office:annotation><dc:creator>Auteur inconnu</dc:creator><dc:date>2016-12-01T12:08:50.35</dc:date><text:p><text:span text:style-name="T24">do table if p[0].adapted().getItemAbsentsForPrinting()</text:span></text:p></office:annotation></text:span><text:span text:style-name="T16">Absent(s) pour l'examen de ce point</text:span><text:span text:style-name="T6">  </text:span><text:span text:style-name="T4">:</text:span></text:p>
              </table:table-cell>
              <table:covered-table-cell/>
            </table:table-row>
            <table:table-row table:style-name="Tableau7.2">
              <table:table-cell table:style-name="Tableau7.A1" office:value-type="string">
                <text:p text:style-name="P26"/>
              </table:table-cell>
              <table:table-cell table:style-name="Tableau7.A1" office:value-type="string">
                <text:p text:style-name="P26"/>
              </table:table-cell>
              <table:table-cell table:style-name="Tableau7.A1" office:value-type="string">
                <text:p text:style-name="P26"/>
              </table:table-cell>
            </table:table-row>
            <table:table-row table:style-name="Tableau7.3">
              <table:table-cell table:style-name="Tableau7.A1" office:value-type="string">
                <text:p text:style-name="Table_20_Contents"/>
              </table:table-cell>
              <table:table-cell table:style-name="Tableau7.A1" office:value-type="string">
                <text:p text:style-name="Table_20_Contents">MM.</text:p>
              </table:table-cell>
              <table:table-cell table:style-name="Tableau7.A1" office:value-type="string">
                <text:p text:style-name="Table_20_Contents"><office:annotation><dc:creator>Auteur inconnu</dc:creator><dc:date>2016-12-01T12:10:21.35</dc:date><text:p><text:span text:style-name="T20">do text</text:span></text:p><text:p>from xhtml(p[0].adapted().getItemAbsentsForPrinting(),stylesMapping={'p':'standard2'})</text:p></office:annotation></text:p>
              </table:table-cell>
            </table:table-row>
          </table:table>
          <text:p text:style-name="Standard"><office:annotation><dc:date>2008-06-10T00:00:00.36</dc:date><text:p>do text</text:p><text:p>from xhtml(p[0].getTextpv(),stylesMapping={'p':'Standard2'})</text:p></office:annotation>Textpv</text:p>
          <text:p text:style-name="Standard"><office:annotation><dc:date>2010-02-22T00:00:00.36</dc:date><text:p>do text</text:p><text:p>from xhtml(p[0].getPv(),stylesMapping={'p':'Standard2'})</text:p></office:annotation>Pv</text:p>
          <table:table table:name="Tableau4" table:style-name="Tableau4">
            <table:table-column table:style-name="Tableau4.A"/>
            <table:table-row table:style-name="Tableau4.1">
              <table:table-cell table:style-name="Tableau4.A1" office:value-type="string">
                <text:p text:style-name="P37"><office:annotation><dc:creator>Auteur inconnu</dc:creator><dc:date>2016-12-01T14:58:50.36</dc:date><text:p><text:span text:style-name="T22">do table- for annex in IAnnexable(p[0]).getAnnexesToPrint(relatedTo='item_decision')</text:span></text:p></office:annotation></text:p>
                <table:table table:name="Tableau5" table:style-name="Tableau5">
                  <table:table-column table:style-name="Tableau5.A"/>
                  <table:table-row>
                    <table:table-cell table:style-name="Tableau5.A1" office:value-type="string">
                      <text:p text:style-name="P27"><text:span text:style-name="T2"><office:annotation><dc:creator>Auteur inconnu</dc:creator><dc:date>2016-09-12T14:44:38.36</dc:date><text:p text:style-name="P40"><text:span text:style-name="T23">do table for image in annex['images']</text:span></text:p></office:annotation></text:span><text:span text:style-name="T2">Annexe </text:span><text:change-start text:change-id="ct418322608"/><text:span text:style-name="T15">annex['number']</text:span><text:change-end text:change-id="ct418322608"/><text:span text:style-name="T15">/</text:span><text:change-start text:change-id="ct418322504"/><text:span text:style-name="T15">len(IAnnexable(p[0]).getAnnexesToPrint(relatedTo='item_decision'))</text:span><text:change-end text:change-id="ct418322504"/><text:span text:style-name="T15">, page </text:span><text:change-start text:change-id="ct418322400"/><text:span text:style-name="T15">image['number']</text:span><text:change-end text:change-id="ct418322400"/><text:span text:style-name="T15">/</text:span><text:change-start text:change-id="ct418322296"/><text:span text:style-name="T15">annex['number_of_images']</text:span><text:change-end text:change-id="ct418322296"/></text:p>
                      <text:p text:style-name="Table_20_Contents"><text:span text:style-name="T12"><office:annotation><dc:creator>Auteur inconnu</dc:creator><dc:date>2016-09-09T16:31:31.38</dc:date><text:p text:style-name="P40"><text:span text:style-name="T22">do text</text:span></text:p><text:p text:style-name="P40"><text:span text:style-name="T22">from document(at=image['path'], anchor='as-char', size=(17.81, 25))</text:span></text:p></office:annotation></text:span><text:span text:style-name="T12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Standard"/>
        </text:section>
      </text:section>
      <text:p text:style-name="P4">*  *  *</text:p>
      <text:p text:style-name="P17"> </text:p>
      <text:p text:style-name="P30">FIN PARTIE II</text:p>
      <text:p text:style-name="P11"/>
      <text:p text:style-name="P19"><text:span text:style-name="T8">Par le Collège,</text:span> 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5"><text:bookmark text:name="DDE_LINK11"/><text:span text:style-name="T13"><office:annotation><dc:date>2010-08-27T00:00:00.38</dc:date><text:p>do table if not self.getSignatures()</text:p></office:annotation></text:span>Le <text:change-start text:change-id="ct418323128"/>self.adapted().getSignatoriesForPrinting(1,0,False,True)<text:change-end text:change-id="ct418323128"/>,</text:p>
          </table:table-cell>
          <table:table-cell table:style-name="Tableau2.A1" office:value-type="string">
            <text:p text:style-name="P35">Le Président,</text:p>
          </table:table-cell>
        </table:table-row>
        <table:table-row table:style-name="Tableau2.2">
          <table:table-cell table:style-name="Tableau2.A1" office:value-type="string">
            <text:p text:style-name="P28"/>
          </table:table-cell>
          <table:table-cell table:style-name="Tableau2.A1" office:value-type="string">
            <text:p text:style-name="P29"/>
          </table:table-cell>
        </table:table-row>
        <table:table-row>
          <table:table-cell table:style-name="Tableau2.A1" office:value-type="string">
            <text:p text:style-name="P35">(s) <text:change-start text:change-id="ct418322920"/>self.adapted().getSignatoriesForPrinting(1,1,False,True)<text:change-end text:change-id="ct418322920"/></text:p>
          </table:table-cell>
          <table:table-cell table:style-name="Tableau2.A1" office:value-type="string">
            <text:p text:style-name="P35">(s) <text:change-start text:change-id="ct418322192"/>self.adapted().getSignatoriesForPrinting(0,1,False,True)<text:change-end text:change-id="ct418322192"/></text:p>
            <text:p text:style-name="P34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columns-spanned="2" office:value-type="string">
            <text:p text:style-name="P9">*     *     *</text:p>
            <text:p text:style-name="P9">Adopté en séance</text:p>
            <text:p text:style-name="P10"> </text:p>
            <text:p text:style-name="P9">Par le Collège,</text:p>
          </table:table-cell>
          <table:covered-table-cell/>
        </table:table-row>
        <table:table-row table:style-name="Tableau3.2">
          <table:table-cell table:style-name="Tableau3.A1" office:value-type="string">
            <text:p text:style-name="P36"><text:span text:style-name="T14"><office:annotation><dc:creator>Auteur inconnu</dc:creator><dc:date>2010-11-04T13:44:44.38</dc:date><text:p><text:span text:style-name="T21">do table if not self.getSignatures()</text:span></text:p></office:annotation></text:span><text:bookmark-start text:name="DDE_LINK111"/><text:span text:style-name="T19">L</text:span><text:bookmark-end text:name="DDE_LINK111"/><text:span text:style-name="T19">e</text:span> <text:change-start text:change-id="ct418322088"/><text:span text:style-name="T18">self.adapted().getSignatoriesForPrinting(1,0,False,False)</text:span><text:change-end text:change-id="ct418322088"/><text:span text:style-name="T18">,</text:span></text:p>
          </table:table-cell>
          <table:table-cell table:style-name="Tableau3.A1" office:value-type="string">
            <text:p text:style-name="P35">Le <text:change-start text:change-id="ct418321984"/>self.adapted().getSignatoriesForPrinting(0,0,False,False)<text:change-end text:change-id="ct418321984"/>,</text:p>
          </table:table-cell>
        </table:table-row>
        <table:table-row table:style-name="Tableau3.3">
          <table:table-cell table:style-name="Tableau3.A1" office:value-type="string">
            <text:p text:style-name="P28"/>
          </table:table-cell>
          <table:table-cell table:style-name="Tableau3.A1" office:value-type="string">
            <text:p text:style-name="P34"/>
          </table:table-cell>
        </table:table-row>
        <table:table-row>
          <table:table-cell table:style-name="Tableau3.A1" office:value-type="string">
            <text:p text:style-name="P33"/>
            <text:p text:style-name="P35"><text:change-start text:change-id="ct418321880"/><text:soft-page-break/>self.adapted().getSignatoriesForPrinting(1,1,False,False)<text:change-end text:change-id="ct418321880"/></text:p>
          </table:table-cell>
          <table:table-cell table:style-name="Tableau3.A1" office:value-type="string">
            <text:p text:style-name="P34"/>
            <text:p text:style-name="P35"><text:change-start text:change-id="ct418321776"/><text:soft-page-break/>self.adapted().getSignatoriesForPrinting(0,1,False,False)<text:change-end text:change-id="ct418321776"/></text:p>
          </table:table-cell>
        </table:table-row>
      </table:table>
      <text:p text:style-name="P9"/>
      <text:section text:style-name="Sect2" text:name="Section3">
        <text:p text:style-name="P9"><office:annotation><dc:creator>Auteur inconnu</dc:creator><dc:date>2010-11-05T11:28:10.38</dc:date><text:p><text:span text:style-name="T20">do section if self.getSignatures()</text:span></text:p></office:annotation>PAR LE COLLEGE,</text:p>
        <text:p text:style-name="P9"> </text:p>
        <text:p text:style-name="P9">Le Directeur général, <text:s text:c="59"/>        LE PRESIDENT,</text:p>
        <text:p text:style-name="P9"/>
        <text:p text:style-name="P9">(s)Y.GEMINE                     <text:s text:c="59"/>(s) C.EERDEKENS</text:p>
        <text:p text:style-name="P9"> </text:p>
        <text:p text:style-name="P9">*     *     *</text:p>
        <text:p text:style-name="P9">Adopté en séance</text:p>
        <text:p text:style-name="P10"> </text:p>
        <text:p text:style-name="P9">PAR LE COLLEGE,</text:p>
        <text:p text:style-name="P9">  </text:p>
        <text:p text:style-name="P9">Le Directeur Gener<text:tab/>al,        <text:s text:c="52"/>Le Bourgmestre,</text:p>
        <text:p text:style-name="P9"> </text:p>
        <text:p text:style-name="P9"> </text:p>
        <text:p text:style-name="P9"><text:s/>Y.GEMINE                    <text:s text:c="61"/>C.EERDEKENS</text:p>
      </text:section>
      <text:p text:style-name="P19"/>
      <text:p text:style-name="P3">------------------------------------------------------------------------------------------------------------</text:p>
      <text:p text:style-name="standard2"/>
      <text:p text:style-name="standard2"/>
      <text:p text:style-name="standard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3" svg:font-family="Arial"/>
    <style:font-face style:name="Tahoma5" svg:font-family="Tahoma"/>
    <style:font-face style:name="Courier New1" svg:font-family="'Courier New'" style:font-family-generic="modern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orphans="2" fo:widows="2" fo:text-indent="0cm" style:auto-text-indent="false" style:writing-mode="lr-tb">
        <style:tab-stops/>
      </style:paragraph-properties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text-indent="0cm" style:auto-text-indent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size="11pt" style:font-size-asian="11pt" style:font-name-complex="Arial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fo:text-align="center" style:justify-single-word="false" style:page-number="auto" fo:keep-with-next="always"/>
      <style:text-properties fo:font-variant="normal" fo:text-transform="none" fo:color="#800000" style:font-name="Tahoma" fo:font-size="16pt" fo:font-weight="bold" style:font-name-asian="Lucida Sans Unicode" style:font-size-asian="14pt" style:font-name-complex="Tahoma4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22cm" fo:margin-bottom="0.109cm" fo:text-align="start" style:justify-single-word="false" style:page-number="auto" fo:break-before="auto" fo:break-after="auto" fo:background-color="transparent" fo:padding="0cm" fo:border="none" style:shadow="none" fo:keep-with-next="always" text:number-lines="false" text:line-number="0">
        <style:tab-stops/>
        <style:background-image/>
      </style:paragraph-properties>
      <style:text-properties fo:font-variant="small-caps" style:use-window-font-color="true" style:font-name="Arial1" fo:font-size="12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cm" fo:margin-bottom="0cm" style:page-number="auto" fo:break-before="page" fo:keep-with-next="always">
        <style:tab-stops>
          <style:tab-stop style:position="1.588cm"/>
        </style:tab-stops>
      </style:paragraph-properties>
      <style:text-properties fo:font-variant="normal" fo:text-transform="none" style:font-name="Arial2" fo:font-size="6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22cm" fo:margin-bottom="0.109cm" fo:text-indent="0cm" style:auto-text-indent="false" fo:background-color="transparent" style:shadow="none" fo:keep-with-next="always">
        <style:tab-stops/>
        <style:background-image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list-style-name="" style:class="extra">
      <style:paragraph-properties style:shadow="none" text:number-lines="true" text:line-number="1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5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>
      <style:text-properties style:font-name="Arial2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size="11pt" style:font-size-asian="11pt" style:font-name-complex="Arial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size="14pt" fo:font-weight="bold" style:font-name-asian="Times New Roman" style:font-size-asian="14pt" style:font-weight-asian="bold" style:font-name-complex="Times New Roman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size="12pt" style:font-name-asian="Times New Roman" style:font-size-asian="12pt" style:font-name-complex="Times New Roman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size="11pt" style:font-name-asian="Times New Roman" style:font-size-asian="11pt" style:font-name-complex="Times New Roman" style:font-size-complex="10pt"/>
    </style:style>
    <style:style style:name="Table_20_des_20_matières" style:display-name="Table des matières" style:family="paragraph">
      <style:paragraph-properties fo:margin-top="0.212cm" fo:margin-bottom="0.423cm" fo:text-align="center" style:justify-single-word="false" fo:orphans="2" fo:widows="2" fo:keep-with-next="always"/>
      <style:text-properties fo:color="#800000" style:font-name="Tahoma1" fo:font-size="16pt" fo:font-weight="bold" style:letter-kerning="true" style:font-name-asian="Times New Roman" style:font-size-asian="16pt" style:font-weight-asian="bold" style:font-name-complex="Times New Roman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/>
      <style:text-properties fo:font-size="14pt" fo:font-weight="normal"/>
    </style:style>
    <style:style style:name="PSPACE" style:family="paragraph" style:master-page-name="">
      <style:paragraph-properties style:page-number="auto" fo:break-before="page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standard2" style:family="paragraph" style:parent-style-name="Standard" style:class="text">
      <style:paragraph-properties fo:margin-left="0cm" fo:margin-right="0cm" fo:text-indent="0cm" style:auto-text-indent="false" fo:background-color="transparent">
        <style:tab-stops/>
        <style:background-image/>
      </style:paragraph-properties>
      <style:text-properties style:text-underline-style="none" fo:font-weight="normal"/>
    </style:style>
    <style:style style:name="Standard2" style:family="paragraph" style:parent-style-name="Standard" style:master-page-name="">
      <style:paragraph-properties fo:margin-left="0cm" fo:margin-right="0cm" fo:margin-top="0.199cm" fo:margin-bottom="0.199cm" fo:text-align="justify" style:justify-single-word="false" fo:text-indent="1.499cm" style:auto-text-indent="false" style:page-number="auto"/>
    </style:style>
    <style:style style:name="standard4" style:family="paragraph" style:parent-style-name="standard2">
      <style:text-properties fo:font-style="italic" fo:font-weight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WW8Num2z0" style:family="text">
      <style:text-properties style:font-name="Symbol"/>
    </style:style>
    <style:style style:name="WW8Num2z1" style:family="text">
      <style:text-properties style:font-name="Courier New1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5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 fo:font-size="10pt" style:font-size-asian="10pt"/>
    </style:style>
    <style:style style:name="WW8Num11z2" style:family="text">
      <style:text-properties style:font-name="Wingdings" fo:font-size="10pt" style:font-size-asian="10pt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4z0" style:family="text">
      <style:text-properties fo:color="#800000" style:font-name="Wingdings"/>
    </style:style>
    <style:style style:name="WW8Num15z1" style:family="text">
      <style:text-properties style:font-name="Symbol"/>
    </style:style>
    <style:style style:name="WW8Num15z2" style:family="text">
      <style:text-properties style:font-name="Wingdings"/>
    </style:style>
    <style:style style:name="WW8Num15z4" style:family="text">
      <style:text-properties style:font-name="Courier New1"/>
    </style:style>
    <style:style style:name="WW8Num16z0" style:family="text">
      <style:text-properties fo:color="#808080"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1"/>
    </style:style>
    <style:style style:name="WW8Num18z2" style:family="text">
      <style:text-properties style:font-name="Wingdings"/>
    </style:style>
    <style:style style:name="WW8Num21z0" style:family="text">
      <style:text-properties style:font-name="Arial" style:font-name-asian="Times New Roman" style:font-name-complex="Arial"/>
    </style:style>
    <style:style style:name="WW8Num21z1" style:family="text">
      <style:text-properties style:font-name="Courier New1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style:font-name="Symbol"/>
    </style:style>
    <style:style style:name="WW8Num22z1" style:family="text">
      <style:text-properties style:font-name="Courier New1"/>
    </style:style>
    <style:style style:name="WW8Num22z2" style:family="text">
      <style:text-properties style:font-name="Wingdings"/>
    </style:style>
    <style:style style:name="WW8Num23z0" style:family="text">
      <style:text-properties style:font-name="Symbol" fo:font-size="9pt" style:font-size-asian="9pt"/>
    </style:style>
    <style:style style:name="WW8Num25z0" style:family="text">
      <style:text-properties style:font-name="Symbol"/>
    </style:style>
    <style:style style:name="WW8Num25z1" style:family="text">
      <style:text-properties style:font-name="Courier New1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6z1" style:family="text">
      <style:text-properties style:font-name="Courier New1"/>
    </style:style>
    <style:style style:name="WW8Num26z2" style:family="text">
      <style:text-properties style:font-name="Wingdings"/>
    </style:style>
    <style:style style:name="WW8Num27z0" style:family="text">
      <style:text-properties style:font-name="Symbol" fo:font-size="9pt" style:font-size-asian="9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1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1"/>
    </style:style>
    <style:style style:name="WW8Num30z2" style:family="text">
      <style:text-properties style:font-name="Wingdings"/>
    </style:style>
    <style:style style:name="WW8Num31z0" style:family="text">
      <style:text-properties style:font-name="Courier New1"/>
    </style:style>
    <style:style style:name="WW8Num31z2" style:family="text">
      <style:text-properties style:font-name="Wingdings"/>
    </style:style>
    <style:style style:name="WW8Num31z3" style:family="text">
      <style:text-properties style:font-name="Symbol"/>
    </style:style>
    <style:style style:name="WW8Num32z0" style:family="text">
      <style:text-properties style:font-name="Wingdings"/>
    </style:style>
    <style:style style:name="WW8Num33z0" style:family="text">
      <style:text-properties style:font-name="Courier New1"/>
    </style:style>
    <style:style style:name="WW8Num33z2" style:family="text">
      <style:text-properties style:font-name="Wingdings"/>
    </style:style>
    <style:style style:name="WW8Num33z3" style:family="text">
      <style:text-properties style:font-name="Symbol"/>
    </style:style>
    <style:style style:name="WW8Num34z0" style:family="text">
      <style:text-properties style:font-name="Times New Roman"/>
    </style:style>
    <style:style style:name="WW8Num34z2" style:family="text">
      <style:text-properties style:font-name="Symbol"/>
    </style:style>
    <style:style style:name="WW8Num35z0" style:family="text">
      <style:text-properties style:font-name="Symbol"/>
    </style:style>
    <style:style style:name="WW8Num35z1" style:family="text">
      <style:text-properties style:font-name="Courier New1"/>
    </style:style>
    <style:style style:name="WW8Num35z2" style:family="text">
      <style:text-properties style:font-name="Wingdings"/>
    </style:style>
    <style:style style:name="WW8Num36z0" style:family="text">
      <style:text-properties style:font-name="Times New Roman"/>
    </style:style>
    <style:style style:name="WW8Num37z0" style:family="text">
      <style:text-properties style:font-name="Symbol"/>
    </style:style>
    <style:style style:name="WW8Num37z1" style:family="text">
      <style:text-properties style:font-name="Courier New1"/>
    </style:style>
    <style:style style:name="WW8Num37z2" style:family="text">
      <style:text-properties style:font-name="Wingdings"/>
    </style:style>
    <style:style style:name="WW8Num38z0" style:family="text">
      <style:text-properties style:font-name="Symbol"/>
    </style:style>
    <style:style style:name="WW8Num38z1" style:family="text">
      <style:text-properties style:font-name="Courier New1"/>
    </style:style>
    <style:style style:name="WW8Num38z2" style:family="text">
      <style:text-properties style:font-name="Wingdings"/>
    </style:style>
    <style:style style:name="WW8Num39z0" style:family="text">
      <style:text-properties style:font-name="Symbol"/>
    </style:style>
    <style:style style:name="WW8Num39z1" style:family="text">
      <style:text-properties style:font-name="Courier New1"/>
    </style:style>
    <style:style style:name="WW8Num39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/>
    </style:style>
    <style:style style:name="WW8Num40z2" style:family="text">
      <style:text-properties style:font-name="Wingdings"/>
    </style:style>
    <style:style style:name="WW8Num41z0" style:family="text">
      <style:text-properties style:font-name="Symbol"/>
    </style:style>
    <style:style style:name="WW8Num41z1" style:family="text">
      <style:text-properties style:font-name="Courier New1"/>
    </style:style>
    <style:style style:name="WW8Num41z2" style:family="text">
      <style:text-properties style:font-name="Wingdings"/>
    </style:style>
    <style:style style:name="WW8Num42z0" style:family="text">
      <style:text-properties style:font-name="Symbol"/>
    </style:style>
    <style:style style:name="WW8Num42z1" style:family="text">
      <style:text-properties style:font-name="Courier New1"/>
    </style:style>
    <style:style style:name="WW8Num42z2" style:family="text">
      <style:text-properties style:font-name="Wingdings"/>
    </style:style>
    <style:style style:name="WW8Num43z0" style:family="text">
      <style:text-properties style:font-name="Symbol"/>
    </style:style>
    <style:style style:name="WW8Num43z1" style:family="text">
      <style:text-properties style:font-name="Courier New1"/>
    </style:style>
    <style:style style:name="WW8Num43z2" style:family="text">
      <style:text-properties style:font-name="Wingdings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/>
    </style:style>
    <style:style style:name="WW8Num46z1" style:family="text">
      <style:text-properties style:font-name="Courier New1"/>
    </style:style>
    <style:style style:name="WW8Num46z2" style:family="text">
      <style:text-properties style:font-name="Wingdings"/>
    </style:style>
    <style:style style:name="WW8Num47z0" style:family="text">
      <style:text-properties style:font-name="Symbol"/>
    </style:style>
    <style:style style:name="WW8Num47z1" style:family="text">
      <style:text-properties style:font-name="Courier New1"/>
    </style:style>
    <style:style style:name="WW8Num47z2" style:family="text">
      <style:text-properties style:font-name="Wingdings"/>
    </style:style>
    <style:style style:name="WW8Num48z0" style:family="text">
      <style:text-properties style:font-name="Courier New1"/>
    </style:style>
    <style:style style:name="WW8Num48z2" style:family="text">
      <style:text-properties style:font-name="Wingdings"/>
    </style:style>
    <style:style style:name="WW8Num48z3" style:family="text">
      <style:text-properties style:font-name="Symbol"/>
    </style:style>
    <style:style style:name="WW8Num49z0" style:family="text">
      <style:text-properties style:font-name="Symbol"/>
    </style:style>
    <style:style style:name="WW8Num49z1" style:family="text">
      <style:text-properties style:font-name="Courier New1"/>
    </style:style>
    <style:style style:name="WW8Num49z2" style:family="text">
      <style:text-properties style:font-name="Wingdings"/>
    </style:style>
    <style:style style:name="WW8Num50z0" style:family="text">
      <style:text-properties style:font-name="Symbol"/>
    </style:style>
    <style:style style:name="WW8Num50z1" style:family="text">
      <style:text-properties style:font-name="Courier New1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1"/>
    </style:style>
    <style:style style:name="WW8Num51z2" style:family="text">
      <style:text-properties style:font-name="Wingdings"/>
    </style:style>
    <style:style style:name="WW8Num52z0" style:family="text">
      <style:text-properties style:font-name="Symbol"/>
    </style:style>
    <style:style style:name="WW8Num52z1" style:family="text">
      <style:text-properties style:font-name="Courier New1"/>
    </style:style>
    <style:style style:name="WW8Num52z2" style:family="text">
      <style:text-properties style:font-name="Wingdings"/>
    </style:style>
    <style:style style:name="WW8Num53z0" style:family="text">
      <style:text-properties style:font-name="Courier New1"/>
    </style:style>
    <style:style style:name="WW8Num53z2" style:family="text">
      <style:text-properties style:font-name="Symbol"/>
    </style:style>
    <style:style style:name="WW8Num53z5" style:family="text">
      <style:text-properties style:font-name="Wingdings"/>
    </style:style>
    <style:style style:name="WW8Num54z0" style:family="text">
      <style:text-properties fo:color="#808080" style:font-name="Wingdings"/>
    </style:style>
    <style:style style:name="WW8Num55z0" style:family="text">
      <style:text-properties style:font-name="Symbol"/>
    </style:style>
    <style:style style:name="WW8Num55z1" style:family="text">
      <style:text-properties style:font-name="Courier New1"/>
    </style:style>
    <style:style style:name="WW8Num55z2" style:family="text">
      <style:text-properties style:font-name="Wingdings"/>
    </style:style>
    <style:style style:name="WW8Num56z0" style:family="text">
      <style:text-properties style:font-name="Symbol"/>
    </style:style>
    <style:style style:name="WW8Num56z1" style:family="text">
      <style:text-properties style:font-name="Courier New1"/>
    </style:style>
    <style:style style:name="WW8Num56z2" style:family="text">
      <style:text-properties style:font-name="Wingdings"/>
    </style:style>
    <style:style style:name="WW8Num57z0" style:family="text">
      <style:text-properties style:font-name="Arial" style:font-name-asian="Times New Roman" style:font-name-complex="Arial"/>
    </style:style>
    <style:style style:name="WW8Num57z1" style:family="text">
      <style:text-properties style:font-name="Courier New1"/>
    </style:style>
    <style:style style:name="WW8Num57z2" style:family="text">
      <style:text-properties style:font-name="Wingdings"/>
    </style:style>
    <style:style style:name="WW8Num57z3" style:family="text">
      <style:text-properties style:font-name="Symbol"/>
    </style:style>
    <style:style style:name="WW8Num58z0" style:family="text">
      <style:text-properties style:font-name="Times New Roman"/>
    </style:style>
    <style:style style:name="WW8Num59z0" style:family="text">
      <style:text-properties fo:color="#808080" style:font-name="Wingdings"/>
    </style:style>
    <style:style style:name="WW8Num60z0" style:family="text">
      <style:text-properties style:font-name="Symbol"/>
    </style:style>
    <style:style style:name="WW8Num60z1" style:family="text">
      <style:text-properties style:font-name="Courier New1"/>
    </style:style>
    <style:style style:name="WW8Num60z2" style:family="text">
      <style:text-properties style:font-name="Wingdings"/>
    </style:style>
    <style:style style:name="WW8Num61z0" style:family="text">
      <style:text-properties fo:color="#800000" style:font-name="Symbol" fo:font-size="9pt" style:font-size-asian="9pt"/>
    </style:style>
    <style:style style:name="WW8Num63z0" style:family="text">
      <style:text-properties fo:color="#800000" style:font-name="Symbol" fo:font-size="9pt" style:font-size-asian="9pt"/>
    </style:style>
    <style:style style:name="WW8Num64z0" style:family="text">
      <style:text-properties style:font-name="Wingdings"/>
    </style:style>
    <style:style style:name="WW8Num64z1" style:family="text">
      <style:text-properties style:font-name="Courier New1"/>
    </style:style>
    <style:style style:name="WW8Num64z3" style:family="text">
      <style:text-properties style:font-name="Symbol"/>
    </style:style>
    <style:style style:name="WW8Num66z0" style:family="text">
      <style:text-properties style:font-name="Symbol"/>
    </style:style>
    <style:style style:name="WW8Num66z1" style:family="text">
      <style:text-properties style:font-name="Courier New1"/>
    </style:style>
    <style:style style:name="WW8Num66z2" style:family="text">
      <style:text-properties style:font-name="Wingdings"/>
    </style:style>
    <style:style style:name="WW8Num67z0" style:family="text">
      <style:text-properties style:font-name="Times New Roman"/>
    </style:style>
    <style:style style:name="WW8Num68z0" style:family="text">
      <style:text-properties style:font-name="Symbol"/>
    </style:style>
    <style:style style:name="WW8Num68z1" style:family="text">
      <style:text-properties style:font-name="Courier New1"/>
    </style:style>
    <style:style style:name="WW8Num68z2" style:family="text">
      <style:text-properties style:font-name="Wingdings"/>
    </style:style>
    <style:style style:name="WW8Num69z0" style:family="text">
      <style:text-properties style:font-name="Symbol"/>
    </style:style>
    <style:style style:name="WW8Num69z1" style:family="text">
      <style:text-properties style:font-name="Courier New1"/>
    </style:style>
    <style:style style:name="WW8Num69z2" style:family="text">
      <style:text-properties style:font-name="Wingdings"/>
    </style:style>
    <style:style style:name="Police_20_par_20_défaut" style:display-name="Police par défaut" style:family="text"/>
    <style:style style:name="rubrique" style:family="text">
      <style:text-properties style:font-name="Arial1" fo:font-weight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.501cm" fo:margin-right="2.501cm" style:shadow="none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8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matiere"/>
    <style:master-page style:name="Left_20_Page" style:display-name="Left Page" style:page-layout-name="Mpm3"/>
    <style:master-page style:name="Right_20_Page" style:display-name="Right Page" style:page-layout-name="Mpm4">
      <style:footer>
        <text:p text:style-name="Footer"/>
      </style:footer>
    </style:master-page>
    <style:master-page style:name="Index" style:page-layout-name="Mpm2"/>
    <style:master-page style:name="HTML" style:page-layout-name="Mpm5"/>
    <style:master-page style:name="Footnote" style:page-layout-name="Mpm6"/>
    <style:master-page style:name="Endnote" style:page-layout-name="Mpm6"/>
    <style:master-page style:name="matiere" style:page-layout-name="Mpm7" style:next-style-name="Standard"/>
    <style:master-page style:name="annex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6-01-24T15:14:18</meta:creation-date>
    <dc:date>2017-08-31T14:08:22.29</dc:date>
    <dc:language>fr-FR</dc:language>
    <meta:editing-cycles>332</meta:editing-cycles>
    <meta:editing-duration>P54DT11H23M16S</meta:editing-duration>
    <meta:document-statistic meta:table-count="7" meta:image-count="0" meta:object-count="0" meta:page-count="4" meta:paragraph-count="87" meta:word-count="381" meta:character-count="3270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